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fill="solid" draw:fill-color="#000000" draw:textarea-vertical-align="middle"/>
    </style:style>
    <style:style style:name="gr55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svg:stroke-width="0.4cm" svg:stroke-color="#00ccc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color="#00cccc"/>
    </style:style>
    <style:style style:name="P19" style:family="paragraph">
      <style:text-properties fo:color="#00cccc" style:font-name="Courier New1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style:style style:name="T14" style:family="text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T15" style:family="text">
      <style:text-properties fo:color="#00cccc" style:font-name="Courier New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79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79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7cm" draw:transform="rotate (2.0943951023932) translate (6.958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7cm" draw:transform="rotate (2.0943951023932) translate (15.958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.413cm" svg:y="10.26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4.8cm" svg:height="7.443cm" svg:x="4.9cm" svg:y="10.9cm">
          <draw:text-box>
            <text:p><text:span text:style-name="T14">Z</text:span></text:p>
          </draw:text-box>
        </draw:frame>
        <draw:line draw:style-name="gr53" draw:text-style-name="P1" draw:layer="layout" svg:x1="2.6cm" svg:y1="12cm" svg:x2="5cm" svg:y2="12cm">
          <text:p/>
        </draw:line>
        <draw:line draw:style-name="gr53" draw:text-style-name="P1" draw:layer="layout" svg:x1="3.8cm" svg:y1="12cm" svg:x2="3.8cm" svg:y2="17cm">
          <text:p/>
        </draw:line>
        <draw:line draw:style-name="gr53" draw:text-style-name="P1" draw:layer="layout" svg:x1="2.6cm" svg:y1="17cm" svg:x2="5cm" svg:y2="17cm">
          <text:p/>
        </draw:lin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4" draw:text-style-name="P1" draw:layer="layout" svg:width="2.8cm" svg:height="2.8cm" svg:x="8.9cm" svg:y="5.6cm">
          <text:p/>
        </draw:rect>
        <draw:path draw:style-name="gr55" draw:text-style-name="P1" draw:layer="layout" svg:width="2.599cm" svg:height="1.599cm" svg:x="4cm" svg:y="3.4cm" svg:viewBox="0 0 2600 1600" svg:d="m0 1600c591-1600 1300-1600 1300-1600h1300">
          <text:p/>
        </draw:path>
        <draw:line draw:style-name="gr56" draw:text-style-name="P1" draw:layer="layout" svg:x1="3.4cm" svg:y1="5.5cm" svg:x2="3.4cm" svg:y2="2.5cm">
          <text:p/>
        </draw:line>
        <draw:line draw:style-name="gr56" draw:text-style-name="P1" draw:layer="layout" svg:x1="3.2cm" svg:y1="5.3cm" svg:x2="6.8cm" svg:y2="5.3cm">
          <text:p/>
        </draw:line>
        <draw:path draw:style-name="gr57" draw:text-style-name="P1" draw:layer="layout" svg:width="2.599cm" svg:height="1.999cm" svg:x="4cm" svg:y="3cm" svg:viewBox="0 0 2600 2000" svg:d="m0 2000c591-1600 1200-1800 1200-1800l1400-200">
          <text:p/>
        </draw:path>
        <draw:path draw:style-name="gr58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9" draw:text-style-name="P1" draw:layer="layout" svg:width="2.599cm" svg:height="1.243cm" svg:x="4cm" svg:y="3.756cm" svg:viewBox="0 0 2600 1244" svg:d="m0 1244c591-1600 1400-1200 1400-1200l1200 400">
          <text:p/>
        </draw:path>
        <draw:path draw:style-name="gr60" draw:text-style-name="P1" draw:layer="layout" svg:width="2.599cm" svg:height="2.399cm" svg:x="4cm" svg:y="2.6cm" svg:viewBox="0 0 2600 2400" svg:d="m0 2400c591-1600 1200-2000 1200-2000l1400-400">
          <text:p/>
        </draw:path>
        <draw:path draw:style-name="gr58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1" draw:text-style-name="P17" draw:layer="layout" svg:x1="12.2cm" svg:y1="6.378cm" svg:x2="14.6cm" svg:y2="6.378cm">
            <text:p/>
          </draw:line>
          <draw:custom-shape draw:style-name="gr62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17" draw:layer="layout" svg:x1="12.2cm" svg:y1="6.978cm" svg:x2="14.6cm" svg:y2="6.978cm">
            <text:p/>
          </draw:line>
          <draw:line draw:style-name="gr64" draw:text-style-name="P17" draw:layer="layout" svg:x1="12.2cm" svg:y1="7.556cm" svg:x2="14.6cm" svg:y2="7.556cm">
            <text:p/>
          </draw:line>
          <draw:line draw:style-name="gr65" draw:text-style-name="P17" draw:layer="layout" svg:x1="13.374cm" svg:y1="5.8cm" svg:x2="13.374cm" svg:y2="8.2cm">
            <text:p/>
          </draw:line>
          <draw:line draw:style-name="gr66" draw:text-style-name="P17" draw:layer="layout" svg:x1="13.952cm" svg:y1="5.8cm" svg:x2="13.952cm" svg:y2="8.2cm">
            <text:p/>
          </draw:line>
          <draw:line draw:style-name="gr67" draw:text-style-name="P17" draw:layer="layout" svg:x1="12.796cm" svg:y1="5.8cm" svg:x2="12.796cm" svg:y2="8.2cm">
            <text:p/>
          </draw:line>
          <draw:line draw:style-name="gr68" draw:text-style-name="P17" draw:layer="layout" svg:x1="12.2cm" svg:y1="6.378cm" svg:x2="14.6cm" svg:y2="6.378cm">
            <text:p/>
          </draw:line>
          <draw:custom-shape draw:style-name="gr69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7" draw:layer="layout" svg:x1="12.2cm" svg:y1="6.978cm" svg:x2="14.6cm" svg:y2="6.978cm">
            <text:p/>
          </draw:line>
          <draw:line draw:style-name="gr71" draw:text-style-name="P17" draw:layer="layout" svg:x1="12.2cm" svg:y1="7.556cm" svg:x2="14.6cm" svg:y2="7.556cm">
            <text:p/>
          </draw:line>
          <draw:line draw:style-name="gr72" draw:text-style-name="P17" draw:layer="layout" svg:x1="13.374cm" svg:y1="5.8cm" svg:x2="13.374cm" svg:y2="8.2cm">
            <text:p/>
          </draw:line>
          <draw:line draw:style-name="gr73" draw:text-style-name="P17" draw:layer="layout" svg:x1="13.952cm" svg:y1="5.8cm" svg:x2="13.952cm" svg:y2="8.2cm">
            <text:p/>
          </draw:line>
          <draw:line draw:style-name="gr74" draw:text-style-name="P17" draw:layer="layout" svg:x1="12.796cm" svg:y1="5.8cm" svg:x2="12.796cm" svg:y2="8.2cm">
            <text:p/>
          </draw:line>
        </draw:g>
        <draw:path draw:style-name="gr75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6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3.4cm" svg:y1="11.4cm" svg:x2="3.4cm" svg:y2="8.4cm">
          <text:p/>
        </draw:line>
        <draw:line draw:style-name="gr56" draw:text-style-name="P1" draw:layer="layout" svg:x1="3.2cm" svg:y1="11.2cm" svg:x2="6.8cm" svg:y2="11.2cm">
          <text:p/>
        </draw:line>
        <draw:path draw:style-name="gr60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7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5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8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draw:frame draw:style-name="gr10" draw:text-style-name="P19" draw:layer="layout" svg:width="4.8cm" svg:height="4.086cm" svg:x="10.826cm" svg:y="11.714cm">
          <draw:text-box>
            <text:p text:style-name="P18"><text:span text:style-name="T15">V</text:span></text:p>
          </draw:text-box>
        </draw:frame>
        <draw:custom-shape draw:style-name="gr78" draw:text-style-name="P1" draw:layer="layout" svg:width="3.326cm" svg:height="3.326cm" svg:x="10.4cm" svg:y="11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8-02-12T17:06:33.091000000</dc:date>
    <meta:editing-duration>PT2H54M5S</meta:editing-duration>
    <meta:editing-cycles>45</meta:editing-cycles>
    <meta:generator>LibreOffice/4.1.5.3$Windows_x86 LibreOffice_project/1c1366bba2ba2b554cd2ca4d87c06da81c05d24</meta:generator>
    <meta:document-statistic meta:object-count="249"/>
  </office:meta>
</office:document-meta>
</file>